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>
            <text:p>evaluation of errors at a simulation timeo of t=1.25, Nx=40, Ny=20, domainsize:1x0.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Sheet1.I18" table:end-x="0.6425in" table:end-y="0.1378in" draw:z-index="0" draw:style-name="gr1" svg:width="3.1492in" svg:height="2.7555in" svg:x="0.1606in" svg:y="0.039in">
              <draw:object draw:notify-on-update-of-ranges="Sheet1.A4:Sheet1.A4 Sheet1.A5:Sheet1.A14 Sheet1.B4:Sheet1.B4 Sheet1.B5:Sheet1.B14 Sheet1.A4:Sheet1.A4 Sheet1.A5:Sheet1.A14 Sheet1.C4:Sheet1.C4 Sheet1.C5:Sheet1.C14 Sheet1.A4:Sheet1.A4 Sheet1.A5:Sheet1.A14 Sheet1.D4:Sheet1.D4 Sheet1.D5:Sheet1.D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timestep</text:p>
          </table:table-cell>
          <table:table-cell office:value-type="string">
            <text:p>L1 error</text:p>
          </table:table-cell>
          <table:table-cell office:value-type="string">
            <text:p>L2 error</text:p>
          </table:table-cell>
          <table:table-cell office:value-type="string">
            <text:p>Linf error</text:p>
          </table:table-cell>
          <table:table-cell table:number-columns-repeated="2"/>
        </table:table-row>
        <table:table-row table:style-name="ro1">
          <table:table-cell office:value-type="float" office:value="0.005">
            <text:p>0.00500</text:p>
          </table:table-cell>
          <table:table-cell table:style-name="ce2" office:value-type="float" office:value="0.000893303">
            <text:p>0.00089</text:p>
          </table:table-cell>
          <table:table-cell table:style-name="ce2" office:value-type="float" office:value="0.00204177">
            <text:p>0.00204</text:p>
          </table:table-cell>
          <table:table-cell table:style-name="ce2" office:value-type="float" office:value="0.00703853">
            <text:p>0.00704</text:p>
          </table:table-cell>
          <table:table-cell table:number-columns-repeated="2"/>
        </table:table-row>
        <table:table-row table:style-name="ro1">
          <table:table-cell office:value-type="float" office:value="0.01">
            <text:p>0.01000</text:p>
          </table:table-cell>
          <table:table-cell table:style-name="ce2" office:value-type="float" office:value="0.000848934">
            <text:p>0.00085</text:p>
          </table:table-cell>
          <table:table-cell table:style-name="ce2" office:value-type="float" office:value="0.00194585">
            <text:p>0.00195</text:p>
          </table:table-cell>
          <table:table-cell table:style-name="ce2" office:value-type="float" office:value="0.00668236">
            <text:p>0.00668</text:p>
          </table:table-cell>
          <table:table-cell table:number-columns-repeated="2"/>
        </table:table-row>
        <table:table-row table:style-name="ro1">
          <table:table-cell office:value-type="float" office:value="0.0125">
            <text:p>0.01250</text:p>
          </table:table-cell>
          <table:table-cell table:style-name="ce2" office:value-type="float" office:value="0.000826767">
            <text:p>0.00083</text:p>
          </table:table-cell>
          <table:table-cell table:style-name="ce2" office:value-type="float" office:value="0.00189897">
            <text:p>0.00190</text:p>
          </table:table-cell>
          <table:table-cell table:style-name="ce2" office:value-type="float" office:value="0.00650446">
            <text:p>0.00650</text:p>
          </table:table-cell>
          <table:table-cell table:number-columns-repeated="2"/>
        </table:table-row>
        <table:table-row table:style-name="ro1">
          <table:table-cell office:value-type="float" office:value="0.025">
            <text:p>0.02500</text:p>
          </table:table-cell>
          <table:table-cell table:style-name="ce2" office:value-type="float" office:value="0.000716284">
            <text:p>0.00072</text:p>
          </table:table-cell>
          <table:table-cell table:style-name="ce2" office:value-type="float" office:value="0.00167812">
            <text:p>0.00168</text:p>
          </table:table-cell>
          <table:table-cell table:style-name="ce2" office:value-type="float" office:value="0.00562007">
            <text:p>0.00562</text:p>
          </table:table-cell>
          <table:table-cell table:number-columns-repeated="2"/>
        </table:table-row>
        <table:table-row table:style-name="ro1">
          <table:table-cell office:value-type="float" office:value="0.03125">
            <text:p>0.03125</text:p>
          </table:table-cell>
          <table:table-cell table:style-name="ce2" office:value-type="float" office:value="0.000665913">
            <text:p>0.00067</text:p>
          </table:table-cell>
          <table:table-cell table:style-name="ce2" office:value-type="float" office:value="0.00157779">
            <text:p>0.00158</text:p>
          </table:table-cell>
          <table:table-cell table:style-name="ce2" office:value-type="float" office:value="0.00518184">
            <text:p>0.00518</text:p>
          </table:table-cell>
          <table:table-cell table:number-columns-repeated="2"/>
        </table:table-row>
        <table:table-row table:style-name="ro1">
          <table:table-cell office:value-type="float" office:value="0.05">
            <text:p>0.05000</text:p>
          </table:table-cell>
          <table:table-cell table:style-name="ce2" office:value-type="float" office:value="0.000623665">
            <text:p>0.00062</text:p>
          </table:table-cell>
          <table:table-cell table:style-name="ce2" office:value-type="float" office:value="0.00133232">
            <text:p>0.00133</text:p>
          </table:table-cell>
          <table:table-cell table:style-name="ce2" office:value-type="float" office:value="0.00388949">
            <text:p>0.00389</text:p>
          </table:table-cell>
          <table:table-cell table:number-columns-repeated="2"/>
        </table:table-row>
        <table:table-row table:style-name="ro1">
          <table:table-cell office:value-type="float" office:value="0.0625">
            <text:p>0.06250</text:p>
          </table:table-cell>
          <table:table-cell table:style-name="ce2" office:value-type="float" office:value="0.000621704">
            <text:p>0.00062</text:p>
          </table:table-cell>
          <table:table-cell table:style-name="ce2" office:value-type="float" office:value="0.00123041">
            <text:p>0.00123</text:p>
          </table:table-cell>
          <table:table-cell table:style-name="ce2" office:value-type="float" office:value="0.00327167">
            <text:p>0.00327</text:p>
          </table:table-cell>
          <table:table-cell table:number-columns-repeated="2"/>
        </table:table-row>
        <table:table-row table:style-name="ro1">
          <table:table-cell office:value-type="float" office:value="0.078125">
            <text:p>0.07813</text:p>
          </table:table-cell>
          <table:table-cell table:style-name="ce2" office:value-type="float" office:value="0.000624826">
            <text:p>0.00062</text:p>
          </table:table-cell>
          <table:table-cell table:style-name="ce2" office:value-type="float" office:value="0.00119216">
            <text:p>0.00119</text:p>
          </table:table-cell>
          <table:table-cell table:style-name="ce2" office:value-type="float" office:value="0.00303688">
            <text:p>0.00304</text:p>
          </table:table-cell>
          <table:table-cell table:number-columns-repeated="2"/>
        </table:table-row>
        <table:table-row table:style-name="ro1">
          <table:table-cell table:formula="of:=1.25/13" office:value-type="float" office:value="0.0961538461538462">
            <text:p>0.09615</text:p>
          </table:table-cell>
          <table:table-cell table:style-name="ce2" office:value-type="float" office:value="0.000853187">
            <text:p>0.00085</text:p>
          </table:table-cell>
          <table:table-cell table:style-name="ce2" office:value-type="float" office:value="0.00166324">
            <text:p>0.00166</text:p>
          </table:table-cell>
          <table:table-cell table:style-name="ce2" office:value-type="float" office:value="0.00467336">
            <text:p>0.00467</text:p>
          </table:table-cell>
          <table:table-cell table:number-columns-repeated="2"/>
        </table:table-row>
        <table:table-row table:style-name="ro1">
          <table:table-cell office:value-type="float" office:value="0.125">
            <text:p>0.12500</text:p>
          </table:table-cell>
          <table:table-cell table:style-name="ce2" office:value-type="float" office:value="0.00594257">
            <text:p>0.00594</text:p>
          </table:table-cell>
          <table:table-cell table:style-name="ce2" office:value-type="float" office:value="0.0139439">
            <text:p>0.01394</text:p>
          </table:table-cell>
          <table:table-cell table:style-name="ce2" office:value-type="float" office:value="0.0441806">
            <text:p>0.04418</text:p>
          </table:table-cell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4">10/14/2010</text:date>, <text:time>14:4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14T12:51:48</meta:creation-date>
    <dc:date>2010-10-14T14:44:47</dc:date>
    <meta:editing-duration>PT01H22M16S</meta:editing-duration>
    <meta:editing-cycles>3</meta:editing-cycles>
    <meta:generator>OpenOffice.org/3.1$Linux OpenOffice.org_project/310m21$Build-9319</meta:generator>
    <meta:document-statistic meta:table-count="3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legend chart:legend-position="end" svg:x="5.999cm" svg:y="2.843cm" chart:style-name="ch2"/>
        <chart:plot-area chart:style-name="ch3" table:cell-range-address="Sheet1.A4:Sheet1.D14" chart:data-source-has-labels="row" svg:x="0.16cm" svg:y="0.14cm" svg:width="5.68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4" chart:label-cell-address="Sheet1.B4:Sheet1.B4" chart:class="chart:scatter">
            <chart:domain table:cell-range-address="Sheet1.A5:Sheet1.A14"/>
            <chart:data-point chart:repeated="10"/>
          </chart:series>
          <chart:series chart:style-name="ch8" chart:values-cell-range-address="Sheet1.C5:Sheet1.C14" chart:label-cell-address="Sheet1.C4:Sheet1.C4" chart:class="chart:scatter">
            <chart:data-point chart:repeated="10"/>
          </chart:series>
          <chart:series chart:style-name="ch9" chart:values-cell-range-address="Sheet1.D5:Sheet1.D14" chart:label-cell-address="Sheet1.D4:Sheet1.D4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4:Sheet1.B4">L1 error</text:p>
              </table:table-cell>
              <table:table-cell office:value-type="string">
                <text:p text:id="Sheet1.C4:Sheet1.C4">L2 error</text:p>
              </table:table-cell>
              <table:table-cell office:value-type="string">
                <text:p text:id="Sheet1.D4:Sheet1.D4">Linf 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5:Sheet1.A14">0.005</text:p>
              </table:table-cell>
              <table:table-cell office:value-type="float" office:value="0.000893303">
                <text:p text:id="Sheet1.B5:Sheet1.B14">0.000893303</text:p>
              </table:table-cell>
              <table:table-cell office:value-type="float" office:value="0.00204177">
                <text:p text:id="Sheet1.C5:Sheet1.C14">0.00204177</text:p>
              </table:table-cell>
              <table:table-cell office:value-type="float" office:value="0.00703853">
                <text:p text:id="Sheet1.D5:Sheet1.D14">0.007038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848934">
                <text:p>0.000848934</text:p>
              </table:table-cell>
              <table:table-cell office:value-type="float" office:value="0.00194585">
                <text:p>0.00194585</text:p>
              </table:table-cell>
              <table:table-cell office:value-type="float" office:value="0.00668236">
                <text:p>0.00668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0.000826767">
                <text:p>0.000826767</text:p>
              </table:table-cell>
              <table:table-cell office:value-type="float" office:value="0.00189897">
                <text:p>0.00189897</text:p>
              </table:table-cell>
              <table:table-cell office:value-type="float" office:value="0.00650446">
                <text:p>0.0065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00716284">
                <text:p>0.000716284</text:p>
              </table:table-cell>
              <table:table-cell office:value-type="float" office:value="0.00167812">
                <text:p>0.00167812</text:p>
              </table:table-cell>
              <table:table-cell office:value-type="float" office:value="0.00562007">
                <text:p>0.00562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000665913">
                <text:p>0.000665913</text:p>
              </table:table-cell>
              <table:table-cell office:value-type="float" office:value="0.00157779">
                <text:p>0.00157779</text:p>
              </table:table-cell>
              <table:table-cell office:value-type="float" office:value="0.00518184">
                <text:p>0.00518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623665">
                <text:p>0.000623665</text:p>
              </table:table-cell>
              <table:table-cell office:value-type="float" office:value="0.00133232">
                <text:p>0.00133232</text:p>
              </table:table-cell>
              <table:table-cell office:value-type="float" office:value="0.00388949">
                <text:p>0.00388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5">
                <text:p>0.0625</text:p>
              </table:table-cell>
              <table:table-cell office:value-type="float" office:value="0.000621704">
                <text:p>0.000621704</text:p>
              </table:table-cell>
              <table:table-cell office:value-type="float" office:value="0.00123041">
                <text:p>0.00123041</text:p>
              </table:table-cell>
              <table:table-cell office:value-type="float" office:value="0.00327167">
                <text:p>0.00327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125">
                <text:p>0.078125</text:p>
              </table:table-cell>
              <table:table-cell office:value-type="float" office:value="0.000624826">
                <text:p>0.000624826</text:p>
              </table:table-cell>
              <table:table-cell office:value-type="float" office:value="0.00119216">
                <text:p>0.00119216</text:p>
              </table:table-cell>
              <table:table-cell office:value-type="float" office:value="0.00303688">
                <text:p>0.00303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61538461538462">
                <text:p>0.0961538461538462</text:p>
              </table:table-cell>
              <table:table-cell office:value-type="float" office:value="0.000853187">
                <text:p>0.000853187</text:p>
              </table:table-cell>
              <table:table-cell office:value-type="float" office:value="0.00166324">
                <text:p>0.00166324</text:p>
              </table:table-cell>
              <table:table-cell office:value-type="float" office:value="0.00467336">
                <text:p>0.00467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00594257">
                <text:p>0.00594257</text:p>
              </table:table-cell>
              <table:table-cell office:value-type="float" office:value="0.0139439">
                <text:p>0.0139439</text:p>
              </table:table-cell>
              <table:table-cell office:value-type="float" office:value="0.0441806">
                <text:p>0.0441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